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9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83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14.76cm"/>
    </style:style>
    <style:style style:name="co9" style:family="table-column">
      <style:table-column-properties fo:break-before="auto" style:column-width="4.493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ří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_specification</text:p>
          </table:table-cell>
          <table:table-cell table:style-name="ce1" office:value-type="string" calcext:value-type="string">
            <text:p>dict_name</text:p>
          </table:table-cell>
        </table:table-row>
        <table:table-row table:style-name="ro1">
          <table:table-cell table:formula="of:=[.B2]&amp;&quot;|&quot;&amp;[.C2]&amp;&quot;|&quot;&amp;[.D2]&amp;&quot;|&quot;&amp;[.E2]" office:value-type="string" office:string-value="1|Predmet|Informace o předmětu|predmet" calcext:value-type="string">
            <text:p>1|Predmet|Informace o předmětu|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Informace o předmětu</text:p>
          </table:table-cell>
          <table:table-cell office:value-type="string" calcext:value-type="string">
            <text:p>predmet</text:p>
          </table:table-cell>
        </table:table-row>
        <table:table-row table:style-name="ro1">
          <table:table-cell table:formula="of:=[.B3]&amp;&quot;|&quot;&amp;[.C3]&amp;&quot;|&quot;&amp;[.D3]&amp;&quot;|&quot;&amp;[.E3]" office:value-type="string" office:string-value="2|Zamestnanec|Informace o zaměstnancích|zamestnanec" calcext:value-type="string">
            <text:p>2|Zamestnanec|Informace o zaměstnancích|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estnanec</text:p>
          </table:table-cell>
          <table:table-cell office:value-type="string" calcext:value-type="string">
            <text:p>Informace o zaměstnancích</text:p>
          </table:table-cell>
          <table:table-cell office:value-type="string" calcext:value-type="string">
            <text:p>zamestnanec</text:p>
          </table:table-cell>
        </table:table-row>
        <table:table-row table:style-name="ro1">
          <table:table-cell table:formula="of:=[.B4]&amp;&quot;|&quot;&amp;[.C4]&amp;&quot;|&quot;&amp;[.D4]&amp;&quot;|&quot;&amp;[.E4]" office:value-type="string" office:string-value="3|StudijniSkupina|Popis studijní skupiny|studijni_skupina" calcext:value-type="string">
            <text:p>3|StudijniSkupina|Popis studijní skupiny|studijni_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ijniSkupina</text:p>
          </table:table-cell>
          <table:table-cell office:value-type="string" calcext:value-type="string">
            <text:p>Popis studijní skupiny</text:p>
          </table:table-cell>
          <table:table-cell office:value-type="string" calcext:value-type="string">
            <text:p>studijni_skupina</text:p>
          </table:table-cell>
        </table:table-row>
        <table:table-row table:style-name="ro1">
          <table:table-cell table:formula="of:=[.B5]&amp;&quot;|&quot;&amp;[.C5]&amp;&quot;|&quot;&amp;[.D5]&amp;&quot;|&quot;&amp;[.E5]" office:value-type="string" office:string-value="4|PracovniStitek|Definice pracovního štítku|pracovni_stitek" calcext:value-type="string">
            <text:p>4|PracovniStitek|Definice pracovního štítku|pracovni_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covniStitek</text:p>
          </table:table-cell>
          <table:table-cell office:value-type="string" calcext:value-type="string">
            <text:p>Definice pracovního štítku</text:p>
          </table:table-cell>
          <table:table-cell office:value-type="string" calcext:value-type="string">
            <text:p>pracovni_stitek</text:p>
          </table:table-cell>
        </table:table-row>
      </table:table>
      <table:table table:name="atributy" table:style-name="ta1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opis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atribut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key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is_default</text:p>
          </table:table-cell>
          <table:table-cell table:style-name="ce1" office:value-type="string" calcext:value-type="string">
            <text:p>default_value</text:p>
          </table:table-cell>
          <table:table-cell office:value-type="string" calcext:value-type="string">
            <text:p>foreign_table</text:p>
          </table:table-cell>
          <table:table-cell office:value-type="string" calcext:value-type="string">
            <text:p>foreign_atribute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" office:value-type="string" office:string-value="Predmet|1|id_predmet|1|serial|Vlastní klíč; slouží k párování s ostatními třídami.|0|||" calcext:value-type="string">
            <text:p>Predmet|1|id_predmet|1|serial|Vlastní klíč; slouží k párování s ostatními třídami.|0|||</text:p>
          </table:table-cell>
          <table:table-cell office:value-type="string" calcext:value-type="string">
            <text:p>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ed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" office:value-type="string" office:string-value="Predmet|2|zkratka|0|varchar(20)||0|||" calcext:value-type="string">
            <text:p>Predmet|2|zkratka|0|varchar(20)||0|||</text:p>
          </table:table-cell>
          <table:table-cell office:value-type="string" calcext:value-type="string">
            <text:p>Predm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" office:value-type="string" office:string-value="Predmet|3|nazev|0|varchar(50)||0|||" calcext:value-type="string">
            <text:p>Predmet|3|nazev|0|varchar(50)||0|||</text:p>
          </table:table-cell>
          <table:table-cell office:value-type="string" calcext:value-type="string">
            <text:p>Predm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" office:value-type="string" office:string-value="Predmet|4|hodin_prednaska|0|Integer||0|||" calcext:value-type="string">
            <text:p>Predmet|4|hodin_prednaska|0|Integer||0|||</text:p>
          </table:table-cell>
          <table:table-cell office:value-type="string" calcext:value-type="string">
            <text:p>Predm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in_prednas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6]&amp;&quot;|&quot;&amp;[.C6]&amp;&quot;|&quot;&amp;[.D6]&amp;&quot;|&quot;&amp;[.E6]&amp;&quot;|&quot;&amp;[.F6]&amp;&quot;|&quot;&amp;[.G6]&amp;&quot;|&quot;&amp;[.H6]&amp;&quot;|&quot;&amp;[.I6]&amp;&quot;|&quot;&amp;[.J6]&amp;&quot;|&quot;&amp;[.K6]" office:value-type="string" office:string-value="Predmet|5|hodin_seminar|0|Integer||0|||" calcext:value-type="string">
            <text:p>Predmet|5|hodin_seminar|0|Integer||0|||</text:p>
          </table:table-cell>
          <table:table-cell office:value-type="string" calcext:value-type="string">
            <text:p>Predm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din_semin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7]&amp;&quot;|&quot;&amp;[.C7]&amp;&quot;|&quot;&amp;[.D7]&amp;&quot;|&quot;&amp;[.E7]&amp;&quot;|&quot;&amp;[.F7]&amp;&quot;|&quot;&amp;[.G7]&amp;&quot;|&quot;&amp;[.H7]&amp;&quot;|&quot;&amp;[.I7]&amp;&quot;|&quot;&amp;[.J7]&amp;&quot;|&quot;&amp;[.K7]" office:value-type="string" office:string-value="Predmet|6|hodin_cviceni|0|Integer||0|||" calcext:value-type="string">
            <text:p>Predmet|6|hodin_cviceni|0|Integer||0|||</text:p>
          </table:table-cell>
          <table:table-cell office:value-type="string" calcext:value-type="string">
            <text:p>Predm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in_cvi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8]&amp;&quot;|&quot;&amp;[.C8]&amp;&quot;|&quot;&amp;[.D8]&amp;&quot;|&quot;&amp;[.E8]&amp;&quot;|&quot;&amp;[.F8]&amp;&quot;|&quot;&amp;[.G8]&amp;&quot;|&quot;&amp;[.H8]&amp;&quot;|&quot;&amp;[.I8]&amp;&quot;|&quot;&amp;[.J8]&amp;&quot;|&quot;&amp;[.K8]" office:value-type="string" office:string-value="Predmet|7|pocet_tydnu|0|Integer||0|||" calcext:value-type="string">
            <text:p>Predmet|7|pocet_tydnu|0|Integer||0|||</text:p>
          </table:table-cell>
          <table:table-cell office:value-type="string" calcext:value-type="string">
            <text:p>Predm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9]&amp;&quot;|&quot;&amp;[.C9]&amp;&quot;|&quot;&amp;[.D9]&amp;&quot;|&quot;&amp;[.E9]&amp;&quot;|&quot;&amp;[.F9]&amp;&quot;|&quot;&amp;[.G9]&amp;&quot;|&quot;&amp;[.H9]&amp;&quot;|&quot;&amp;[.I9]&amp;&quot;|&quot;&amp;[.J9]&amp;&quot;|&quot;&amp;[.K9]" office:value-type="string" office:string-value="Predmet|8|jazyk|0|varchar(20)||0|||" calcext:value-type="string">
            <text:p>Predmet|8|jazyk|0|varchar(20)||0|||</text:p>
          </table:table-cell>
          <table:table-cell office:value-type="string" calcext:value-type="string">
            <text:p>Predm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0]&amp;&quot;|&quot;&amp;[.C10]&amp;&quot;|&quot;&amp;[.D10]&amp;&quot;|&quot;&amp;[.E10]&amp;&quot;|&quot;&amp;[.F10]&amp;&quot;|&quot;&amp;[.G10]&amp;&quot;|&quot;&amp;[.H10]&amp;&quot;|&quot;&amp;[.I10]&amp;&quot;|&quot;&amp;[.J10]&amp;&quot;|&quot;&amp;[.K10]" office:value-type="string" office:string-value="Predmet|9|studium|0|varchar(20)||0|||" calcext:value-type="string">
            <text:p>Predmet|9|studium|0|varchar(20)||0|||</text:p>
          </table:table-cell>
          <table:table-cell office:value-type="string" calcext:value-type="string">
            <text:p>Predm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1]&amp;&quot;|&quot;&amp;[.C11]&amp;&quot;|&quot;&amp;[.D11]&amp;&quot;|&quot;&amp;[.E11]&amp;&quot;|&quot;&amp;[.F11]&amp;&quot;|&quot;&amp;[.G11]&amp;&quot;|&quot;&amp;[.H11]&amp;&quot;|&quot;&amp;[.I11]&amp;&quot;|&quot;&amp;[.J11]&amp;&quot;|&quot;&amp;[.K11]" office:value-type="string" office:string-value="Predmet|10|rocnik|0|Integer||0|||" calcext:value-type="string">
            <text:p>Predmet|10|rocnik|0|Integer||0|||</text:p>
          </table:table-cell>
          <table:table-cell office:value-type="string" calcext:value-type="string">
            <text:p>Predm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2]&amp;&quot;|&quot;&amp;[.C12]&amp;&quot;|&quot;&amp;[.D12]&amp;&quot;|&quot;&amp;[.E12]&amp;&quot;|&quot;&amp;[.F12]&amp;&quot;|&quot;&amp;[.G12]&amp;&quot;|&quot;&amp;[.H12]&amp;&quot;|&quot;&amp;[.I12]&amp;&quot;|&quot;&amp;[.J12]&amp;&quot;|&quot;&amp;[.K12]" office:value-type="string" office:string-value="Predmet|11|semestr|0|varchar(20)||0|||" calcext:value-type="string">
            <text:p>Predmet|11|semestr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3]&amp;&quot;|&quot;&amp;[.C13]&amp;&quot;|&quot;&amp;[.D13]&amp;&quot;|&quot;&amp;[.E13]&amp;&quot;|&quot;&amp;[.F13]&amp;&quot;|&quot;&amp;[.G13]&amp;&quot;|&quot;&amp;[.H13]&amp;&quot;|&quot;&amp;[.I13]&amp;&quot;|&quot;&amp;[.J13]&amp;&quot;|&quot;&amp;[.K13]" office:value-type="string" office:string-value="Predmet|12|ukonceni|0|varchar(20)||0|||" calcext:value-type="string">
            <text:p>Predmet|12|ukonceni|0|varchar(20)||0|||</text:p>
          </table:table-cell>
          <table:table-cell office:value-type="string" calcext:value-type="string">
            <text:p>Predm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konc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4]&amp;&quot;|&quot;&amp;[.C14]&amp;&quot;|&quot;&amp;[.D14]&amp;&quot;|&quot;&amp;[.E14]&amp;&quot;|&quot;&amp;[.F14]&amp;&quot;|&quot;&amp;[.G14]&amp;&quot;|&quot;&amp;[.H14]&amp;&quot;|&quot;&amp;[.I14]&amp;&quot;|&quot;&amp;[.J14]&amp;&quot;|&quot;&amp;[.K14]" office:value-type="string" office:string-value="Predmet|13|pocet_kreditu|0|Integer||0|||" calcext:value-type="string">
            <text:p>Predmet|13|pocet_kreditu|0|Integer||0|||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cet_kredi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5]&amp;&quot;|&quot;&amp;[.C15]&amp;&quot;|&quot;&amp;[.D15]&amp;&quot;|&quot;&amp;[.E15]&amp;&quot;|&quot;&amp;[.F15]&amp;&quot;|&quot;&amp;[.G15]&amp;&quot;|&quot;&amp;[.H15]&amp;&quot;|&quot;&amp;[.I15]&amp;&quot;|&quot;&amp;[.J15]&amp;&quot;|&quot;&amp;[.K15]" office:value-type="string" office:string-value="Zamestnanec|1|id_zamestnanec|1|serial|Vlastní klíč; slouží k párování s ostatními třídami.|0|||" calcext:value-type="string">
            <text:p>Zamestnanec|1|id_zamestnanec|1|serial|Vlastní klíč; slouží k párování s ostatními třídami.|0|||</text:p>
          </table:table-cell>
          <table:table-cell office:value-type="string" calcext:value-type="string">
            <text:p>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zamestn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6]&amp;&quot;|&quot;&amp;[.C16]&amp;&quot;|&quot;&amp;[.D16]&amp;&quot;|&quot;&amp;[.E16]&amp;&quot;|&quot;&amp;[.F16]&amp;&quot;|&quot;&amp;[.G16]&amp;&quot;|&quot;&amp;[.H16]&amp;&quot;|&quot;&amp;[.I16]&amp;&quot;|&quot;&amp;[.J16]&amp;&quot;|&quot;&amp;[.K16]" office:value-type="string" office:string-value="Zamestnanec|2|jmeno|0|varchar(50)||0|||" calcext:value-type="string">
            <text:p>Zamestnanec|2|jmeno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m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7]&amp;&quot;|&quot;&amp;[.C17]&amp;&quot;|&quot;&amp;[.D17]&amp;&quot;|&quot;&amp;[.E17]&amp;&quot;|&quot;&amp;[.F17]&amp;&quot;|&quot;&amp;[.G17]&amp;&quot;|&quot;&amp;[.H17]&amp;&quot;|&quot;&amp;[.I17]&amp;&quot;|&quot;&amp;[.J17]&amp;&quot;|&quot;&amp;[.K17]" office:value-type="string" office:string-value="Zamestnanec|3|prijmeni|0|varchar(50)||0|||" calcext:value-type="string">
            <text:p>Zamestnanec|3|prijme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jme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8]&amp;&quot;|&quot;&amp;[.C18]&amp;&quot;|&quot;&amp;[.D18]&amp;&quot;|&quot;&amp;[.E18]&amp;&quot;|&quot;&amp;[.F18]&amp;&quot;|&quot;&amp;[.G18]&amp;&quot;|&quot;&amp;[.H18]&amp;&quot;|&quot;&amp;[.I18]&amp;&quot;|&quot;&amp;[.J18]&amp;&quot;|&quot;&amp;[.K18]" office:value-type="string" office:string-value="Zamestnanec|4|mobilni_telefon|0|varchar(50)||0|||" calcext:value-type="string">
            <text:p>Zamestnanec|4|mobilni_telefon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ni_telef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19]&amp;&quot;|&quot;&amp;[.C19]&amp;&quot;|&quot;&amp;[.D19]&amp;&quot;|&quot;&amp;[.E19]&amp;&quot;|&quot;&amp;[.F19]&amp;&quot;|&quot;&amp;[.G19]&amp;&quot;|&quot;&amp;[.H19]&amp;&quot;|&quot;&amp;[.I19]&amp;&quot;|&quot;&amp;[.J19]&amp;&quot;|&quot;&amp;[.K19]" office:value-type="string" office:string-value="Zamestnanec|5|telefon_pracovni|0|varchar(50)||0|||" calcext:value-type="string">
            <text:p>Zamestnanec|5|telefon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n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0]&amp;&quot;|&quot;&amp;[.C20]&amp;&quot;|&quot;&amp;[.D20]&amp;&quot;|&quot;&amp;[.E20]&amp;&quot;|&quot;&amp;[.F20]&amp;&quot;|&quot;&amp;[.G20]&amp;&quot;|&quot;&amp;[.H20]&amp;&quot;|&quot;&amp;[.I20]&amp;&quot;|&quot;&amp;[.J20]&amp;&quot;|&quot;&amp;[.K20]" office:value-type="string" office:string-value="Zamestnanec|6|email_pracovni|0|varchar(50)||0|||" calcext:value-type="string">
            <text:p>Zamestnanec|6|email_pracov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ail_pracov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1]&amp;&quot;|&quot;&amp;[.C21]&amp;&quot;|&quot;&amp;[.D21]&amp;&quot;|&quot;&amp;[.E21]&amp;&quot;|&quot;&amp;[.F21]&amp;&quot;|&quot;&amp;[.G21]&amp;&quot;|&quot;&amp;[.H21]&amp;&quot;|&quot;&amp;[.I21]&amp;&quot;|&quot;&amp;[.J21]&amp;&quot;|&quot;&amp;[.K21]" office:value-type="string" office:string-value="Zamestnanec|7|email_nahradni|0|varchar(50)||0|||" calcext:value-type="string">
            <text:p>Zamestnanec|7|email_nahradni|0|varchar(50)||0|||</text:p>
          </table:table-cell>
          <table:table-cell office:value-type="string" calcext:value-type="string">
            <text:p>Zamestnane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ail_nahrad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2]&amp;&quot;|&quot;&amp;[.C22]&amp;&quot;|&quot;&amp;[.D22]&amp;&quot;|&quot;&amp;[.E22]&amp;&quot;|&quot;&amp;[.F22]&amp;&quot;|&quot;&amp;[.G22]&amp;&quot;|&quot;&amp;[.H22]&amp;&quot;|&quot;&amp;[.I22]&amp;&quot;|&quot;&amp;[.J22]&amp;&quot;|&quot;&amp;[.K22]" office:value-type="string" office:string-value="Zamestnanec|8|je_doktorand|0|boolean||0|||" calcext:value-type="string">
            <text:p>Zamestnanec|8|je_doktorand|0|boolean||0|||</text:p>
          </table:table-cell>
          <table:table-cell office:value-type="string" calcext:value-type="string">
            <text:p>Zamestnane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_doktor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le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3]&amp;&quot;|&quot;&amp;[.C23]&amp;&quot;|&quot;&amp;[.D23]&amp;&quot;|&quot;&amp;[.E23]&amp;&quot;|&quot;&amp;[.F23]&amp;&quot;|&quot;&amp;[.G23]&amp;&quot;|&quot;&amp;[.H23]&amp;&quot;|&quot;&amp;[.I23]&amp;&quot;|&quot;&amp;[.J23]&amp;&quot;|&quot;&amp;[.K23]" office:value-type="string" office:string-value="Zamestnanec|9|uvazek|0|double precision||0|||" calcext:value-type="string">
            <text:p>Zamestnanec|9|uvazek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vaze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4]&amp;&quot;|&quot;&amp;[.C24]&amp;&quot;|&quot;&amp;[.D24]&amp;&quot;|&quot;&amp;[.E24]&amp;&quot;|&quot;&amp;[.F24]&amp;&quot;|&quot;&amp;[.G24]&amp;&quot;|&quot;&amp;[.H24]&amp;&quot;|&quot;&amp;[.I24]&amp;&quot;|&quot;&amp;[.J24]&amp;&quot;|&quot;&amp;[.K24]" office:value-type="string" office:string-value="Zamestnanec|10|pracovni_body|0|double precision||0|||" calcext:value-type="string">
            <text:p>Zamestnanec|10|pracovni_body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5]&amp;&quot;|&quot;&amp;[.C25]&amp;&quot;|&quot;&amp;[.D25]&amp;&quot;|&quot;&amp;[.E25]&amp;&quot;|&quot;&amp;[.F25]&amp;&quot;|&quot;&amp;[.G25]&amp;&quot;|&quot;&amp;[.H25]&amp;&quot;|&quot;&amp;[.I25]&amp;&quot;|&quot;&amp;[.J25]&amp;&quot;|&quot;&amp;[.K25]" office:value-type="string" office:string-value="Zamestnanec|11|pracovni_body_anglictina|0|double precision||0|||" calcext:value-type="string">
            <text:p>Zamestnanec|11|pracovni_body_anglictina|0|double precision||0|||</text:p>
          </table:table-cell>
          <table:table-cell office:value-type="string" calcext:value-type="string">
            <text:p>Zamestnane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covni_body_anglicti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6]&amp;&quot;|&quot;&amp;[.C26]&amp;&quot;|&quot;&amp;[.D26]&amp;&quot;|&quot;&amp;[.E26]&amp;&quot;|&quot;&amp;[.F26]&amp;&quot;|&quot;&amp;[.G26]&amp;&quot;|&quot;&amp;[.H26]&amp;&quot;|&quot;&amp;[.I26]&amp;&quot;|&quot;&amp;[.J26]&amp;&quot;|&quot;&amp;[.K26]" office:value-type="string" office:string-value="StudijniSkupina|1|id_studijni_skupina|1|serial|Vlastní klíč; slouží k párování s ostatními třídami.|0|||" calcext:value-type="string">
            <text:p>StudijniSkupina|1|id_studijni_skupina|1|serial|Vlastní klíč; slouží k párování s ostatními třídami.|0|||</text:p>
          </table:table-cell>
          <table:table-cell office:value-type="string" calcext:value-type="string">
            <text:p>Studijni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udijni_skup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7]&amp;&quot;|&quot;&amp;[.C27]&amp;&quot;|&quot;&amp;[.D27]&amp;&quot;|&quot;&amp;[.E27]&amp;&quot;|&quot;&amp;[.F27]&amp;&quot;|&quot;&amp;[.G27]&amp;&quot;|&quot;&amp;[.H27]&amp;&quot;|&quot;&amp;[.I27]&amp;&quot;|&quot;&amp;[.J27]&amp;&quot;|&quot;&amp;[.K27]" office:value-type="string" office:string-value="StudijniSkupina|2|zkratka|0|varchar(20)||0|||" calcext:value-type="string">
            <text:p>StudijniSkupina|2|zkratka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kr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8]&amp;&quot;|&quot;&amp;[.C28]&amp;&quot;|&quot;&amp;[.D28]&amp;&quot;|&quot;&amp;[.E28]&amp;&quot;|&quot;&amp;[.F28]&amp;&quot;|&quot;&amp;[.G28]&amp;&quot;|&quot;&amp;[.H28]&amp;&quot;|&quot;&amp;[.I28]&amp;&quot;|&quot;&amp;[.J28]&amp;&quot;|&quot;&amp;[.K28]" office:value-type="string" office:string-value="StudijniSkupina|3|nazev|0|varchar(50)||0|||" calcext:value-type="string">
            <text:p>StudijniSkupina|3|nazev|0|varchar(50)||0|||</text:p>
          </table:table-cell>
          <table:table-cell office:value-type="string" calcext:value-type="string">
            <text:p>StudijniSkup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29]&amp;&quot;|&quot;&amp;[.C29]&amp;&quot;|&quot;&amp;[.D29]&amp;&quot;|&quot;&amp;[.E29]&amp;&quot;|&quot;&amp;[.F29]&amp;&quot;|&quot;&amp;[.G29]&amp;&quot;|&quot;&amp;[.H29]&amp;&quot;|&quot;&amp;[.I29]&amp;&quot;|&quot;&amp;[.J29]&amp;&quot;|&quot;&amp;[.K29]" office:value-type="string" office:string-value="StudijniSkupina|4|studium|0|varchar(20)||0|||" calcext:value-type="string">
            <text:p>StudijniSkupina|4|studium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0]&amp;&quot;|&quot;&amp;[.C30]&amp;&quot;|&quot;&amp;[.D30]&amp;&quot;|&quot;&amp;[.E30]&amp;&quot;|&quot;&amp;[.F30]&amp;&quot;|&quot;&amp;[.G30]&amp;&quot;|&quot;&amp;[.H30]&amp;&quot;|&quot;&amp;[.I30]&amp;&quot;|&quot;&amp;[.J30]&amp;&quot;|&quot;&amp;[.K30]" office:value-type="string" office:string-value="StudijniSkupina|5|rocnik|0|Integer||0|||" calcext:value-type="string">
            <text:p>StudijniSkupina|5|rocnik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n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1]&amp;&quot;|&quot;&amp;[.C31]&amp;&quot;|&quot;&amp;[.D31]&amp;&quot;|&quot;&amp;[.E31]&amp;&quot;|&quot;&amp;[.F31]&amp;&quot;|&quot;&amp;[.G31]&amp;&quot;|&quot;&amp;[.H31]&amp;&quot;|&quot;&amp;[.I31]&amp;&quot;|&quot;&amp;[.J31]&amp;&quot;|&quot;&amp;[.K31]" office:value-type="string" office:string-value="StudijniSkupina|6|semestr|0|varchar(20)||0|||" calcext:value-type="string">
            <text:p>StudijniSkupina|6|semestr|0|varchar(20)||0|||</text:p>
          </table:table-cell>
          <table:table-cell office:value-type="string" calcext:value-type="string">
            <text:p>StudijniSkup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es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2]&amp;&quot;|&quot;&amp;[.C32]&amp;&quot;|&quot;&amp;[.D32]&amp;&quot;|&quot;&amp;[.E32]&amp;&quot;|&quot;&amp;[.F32]&amp;&quot;|&quot;&amp;[.G32]&amp;&quot;|&quot;&amp;[.H32]&amp;&quot;|&quot;&amp;[.I32]&amp;&quot;|&quot;&amp;[.J32]&amp;&quot;|&quot;&amp;[.K32]" office:value-type="string" office:string-value="StudijniSkupina|7|pocet_studentu|0|Integer||0|||" calcext:value-type="string">
            <text:p>StudijniSkupina|7|pocet_studentu|0|Integer||0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3]&amp;&quot;|&quot;&amp;[.C33]&amp;&quot;|&quot;&amp;[.D33]&amp;&quot;|&quot;&amp;[.E33]&amp;&quot;|&quot;&amp;[.F33]&amp;&quot;|&quot;&amp;[.G33]&amp;&quot;|&quot;&amp;[.H33]&amp;&quot;|&quot;&amp;[.I33]&amp;&quot;|&quot;&amp;[.J33]&amp;&quot;|&quot;&amp;[.K33]" office:value-type="string" office:string-value="PracovniStitek|1|id_pracovni_stitek|1|serial|Vlastní klíč; slouží k párování s ostatními třídami.|0|||" calcext:value-type="string">
            <text:p>PracovniStitek|1|id_pracovni_stitek|1|serial|Vlastní klíč; slouží k párování s ostatními třídami.|0|||</text:p>
          </table:table-cell>
          <table:table-cell office:value-type="string" calcext:value-type="string">
            <text:p>Pracovni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pracovni_sti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Vlastní klíč; slouží k párování s ostatními třídami.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4]&amp;&quot;|&quot;&amp;[.C34]&amp;&quot;|&quot;&amp;[.D34]&amp;&quot;|&quot;&amp;[.E34]&amp;&quot;|&quot;&amp;[.F34]&amp;&quot;|&quot;&amp;[.G34]&amp;&quot;|&quot;&amp;[.H34]&amp;&quot;|&quot;&amp;[.I34]&amp;&quot;|&quot;&amp;[.J34]&amp;&quot;|&quot;&amp;[.K34]" office:value-type="string" office:string-value="PracovniStitek|2|nazev|0|varchar(50)||0|||" calcext:value-type="string">
            <text:p>PracovniStitek|2|nazev|0|varchar(50)||0|||</text:p>
          </table:table-cell>
          <table:table-cell office:value-type="string" calcext:value-type="string">
            <text:p>PracovniStit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5]&amp;&quot;|&quot;&amp;[.C35]&amp;&quot;|&quot;&amp;[.D35]&amp;&quot;|&quot;&amp;[.E35]&amp;&quot;|&quot;&amp;[.F35]&amp;&quot;|&quot;&amp;[.G35]&amp;&quot;|&quot;&amp;[.H35]&amp;&quot;|&quot;&amp;[.I35]&amp;&quot;|&quot;&amp;[.J35]&amp;&quot;|&quot;&amp;[.K35]" office:value-type="string" office:string-value="PracovniStitek|3|cid_zamestnanec|0|Integer||0||zamestnanec|id_zamestnanec" calcext:value-type="string">
            <text:p>PracovniStitek|3|cid_zamestnanec|0|Integer||0||zamestnanec|id_zamestnanec</text:p>
          </table:table-cell>
          <table:table-cell office:value-type="string" calcext:value-type="string">
            <text:p>PracovniSti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d_zamestnan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mestnanec</text:p>
          </table:table-cell>
          <table:table-cell office:value-type="string" calcext:value-type="string">
            <text:p>id_zamestnanec</text:p>
          </table:table-cell>
        </table:table-row>
        <table:table-row table:style-name="ro1">
          <table:table-cell table:formula="of:=[.B36]&amp;&quot;|&quot;&amp;[.C36]&amp;&quot;|&quot;&amp;[.D36]&amp;&quot;|&quot;&amp;[.E36]&amp;&quot;|&quot;&amp;[.F36]&amp;&quot;|&quot;&amp;[.G36]&amp;&quot;|&quot;&amp;[.H36]&amp;&quot;|&quot;&amp;[.I36]&amp;&quot;|&quot;&amp;[.J36]&amp;&quot;|&quot;&amp;[.K36]" office:value-type="string" office:string-value="PracovniStitek|4|cid_predmet|0|Integer||0||predmet|id_predmet" calcext:value-type="string">
            <text:p>PracovniStitek|4|cid_predmet|0|Integer||0||predmet|id_predmet</text:p>
          </table:table-cell>
          <table:table-cell office:value-type="string" calcext:value-type="string">
            <text:p>PracovniSti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d_predm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met</text:p>
          </table:table-cell>
          <table:table-cell office:value-type="string" calcext:value-type="string">
            <text:p>id_predmet</text:p>
          </table:table-cell>
        </table:table-row>
        <table:table-row table:style-name="ro1">
          <table:table-cell table:formula="of:=[.B37]&amp;&quot;|&quot;&amp;[.C37]&amp;&quot;|&quot;&amp;[.D37]&amp;&quot;|&quot;&amp;[.E37]&amp;&quot;|&quot;&amp;[.F37]&amp;&quot;|&quot;&amp;[.G37]&amp;&quot;|&quot;&amp;[.H37]&amp;&quot;|&quot;&amp;[.I37]&amp;&quot;|&quot;&amp;[.J37]&amp;&quot;|&quot;&amp;[.K37]" office:value-type="string" office:string-value="PracovniStitek|5|typ|0|varchar(20)||0|||" calcext:value-type="string">
            <text:p>PracovniStitek|5|typ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8]&amp;&quot;|&quot;&amp;[.C38]&amp;&quot;|&quot;&amp;[.D38]&amp;&quot;|&quot;&amp;[.E38]&amp;&quot;|&quot;&amp;[.F38]&amp;&quot;|&quot;&amp;[.G38]&amp;&quot;|&quot;&amp;[.H38]&amp;&quot;|&quot;&amp;[.I38]&amp;&quot;|&quot;&amp;[.J38]&amp;&quot;|&quot;&amp;[.K38]" office:value-type="string" office:string-value="PracovniStitek|6|pocet_studentu|0|Integer||0|||" calcext:value-type="string">
            <text:p>PracovniStitek|6|pocet_student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cet_studen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39]&amp;&quot;|&quot;&amp;[.C39]&amp;&quot;|&quot;&amp;[.D39]&amp;&quot;|&quot;&amp;[.E39]&amp;&quot;|&quot;&amp;[.F39]&amp;&quot;|&quot;&amp;[.G39]&amp;&quot;|&quot;&amp;[.H39]&amp;&quot;|&quot;&amp;[.I39]&amp;&quot;|&quot;&amp;[.J39]&amp;&quot;|&quot;&amp;[.K39]" office:value-type="string" office:string-value="PracovniStitek|7|pocet_hodin|0|Integer||0|||" calcext:value-type="string">
            <text:p>PracovniStitek|7|pocet_hodin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cet_ho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0]&amp;&quot;|&quot;&amp;[.C40]&amp;&quot;|&quot;&amp;[.D40]&amp;&quot;|&quot;&amp;[.E40]&amp;&quot;|&quot;&amp;[.F40]&amp;&quot;|&quot;&amp;[.G40]&amp;&quot;|&quot;&amp;[.H40]&amp;&quot;|&quot;&amp;[.I40]&amp;&quot;|&quot;&amp;[.J40]&amp;&quot;|&quot;&amp;[.K40]" office:value-type="string" office:string-value="PracovniStitek|8|pocet_tydnu|0|Integer||0|||" calcext:value-type="string">
            <text:p>PracovniStitek|8|pocet_tydnu|0|Integer||0|||</text:p>
          </table:table-cell>
          <table:table-cell office:value-type="string" calcext:value-type="string">
            <text:p>PracovniStit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cet_tyd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1]&amp;&quot;|&quot;&amp;[.C41]&amp;&quot;|&quot;&amp;[.D41]&amp;&quot;|&quot;&amp;[.E41]&amp;&quot;|&quot;&amp;[.F41]&amp;&quot;|&quot;&amp;[.G41]&amp;&quot;|&quot;&amp;[.H41]&amp;&quot;|&quot;&amp;[.I41]&amp;&quot;|&quot;&amp;[.J41]&amp;&quot;|&quot;&amp;[.K41]" office:value-type="string" office:string-value="PracovniStitek|9|jazyk|0|varchar(20)||0|||" calcext:value-type="string">
            <text:p>PracovniStitek|9|jazyk|0|varchar(20)||0|||</text:p>
          </table:table-cell>
          <table:table-cell office:value-type="string" calcext:value-type="string">
            <text:p>PracovniStit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zy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char(2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B42]&amp;&quot;|&quot;&amp;[.C42]&amp;&quot;|&quot;&amp;[.D42]&amp;&quot;|&quot;&amp;[.E42]&amp;&quot;|&quot;&amp;[.F42]&amp;&quot;|&quot;&amp;[.G42]&amp;&quot;|&quot;&amp;[.H42]&amp;&quot;|&quot;&amp;[.I42]&amp;&quot;|&quot;&amp;[.J42]&amp;&quot;|&quot;&amp;[.K42]" office:value-type="string" office:string-value="PracovniStitek|10|pracovni_body|0|double precision||0|||" calcext:value-type="string">
            <text:p>PracovniStitek|10|pracovni_body|0|double precision|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acovni_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precis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počáteční stavy" table:style-name="ta1">
        <table:table-column table:style-name="co8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class_name</text:p>
          </table:table-cell>
          <table:table-cell office:value-type="string" calcext:value-type="string">
            <text:p>atr_nu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val6</text:p>
          </table:table-cell>
          <table:table-cell office:value-type="string" calcext:value-type="string">
            <text:p>val7</text:p>
          </table:table-cell>
          <table:table-cell office:value-type="string" calcext:value-type="string">
            <text:p>val8</text:p>
          </table:table-cell>
          <table:table-cell office:value-type="string" calcext:value-type="string">
            <text:p>val9</text:p>
          </table:table-cell>
          <table:table-cell office:value-type="string" calcext:value-type="string">
            <text:p>val10</text:p>
          </table:table-cell>
          <table:table-cell office:value-type="string" calcext:value-type="string">
            <text:p>val11</text:p>
          </table:table-cell>
          <table:table-cell office:value-type="string" calcext:value-type="string">
            <text:p>val12</text:p>
          </table:table-cell>
          <table:table-cell office:value-type="string" calcext:value-type="string">
            <text:p>val13</text:p>
          </table:table-cell>
        </table:table-row>
        <table:table-row table:style-name="ro1">
          <table:table-cell table:formula="of:=[.B2]&amp;&quot;|&quot;&amp;[.C2]&amp;&quot;|&quot;&amp;[.D2]&amp;&quot;|&quot;&amp;[.E2]&amp;&quot;|&quot;&amp;[.F2]&amp;&quot;|&quot;&amp;[.G2]&amp;&quot;|&quot;&amp;[.H2]&amp;&quot;|&quot;&amp;[.I2]&amp;&quot;|&quot;&amp;[.J2]&amp;&quot;|&quot;&amp;[.K2]&amp;&quot;|&quot;&amp;[.L2]&amp;&quot;|&quot;&amp;[.M2]&amp;&quot;|&quot;&amp;[.N2]&amp;&quot;|&quot;&amp;[.O2]&amp;&quot;|&quot;&amp;[.P2]" office:value-type="string" office:string-value="Predmet|13|1|'AK8PO'|'Pokročilé programování '|15|0|0|14|'český'|'kombinované'|1|'LS'|'kz'|3" calcext:value-type="string">
            <text:p>Predmet|13|1|'AK8PO'|'Pokročilé programování '|15|0|0|14|'český'|'kombinované'|1|'LS'|'kz'|3</text:p>
          </table:table-cell>
          <table:table-cell office:value-type="string" calcext:value-type="string">
            <text:p>Predme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'</text:p>
          </table:table-cell>
          <table:table-cell table:style-name="ce3" office:value-type="string" calcext:value-type="string">
            <text:p>'Pokročilé programování '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string" calcext:value-type="string">
            <text:p>'kz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3]&amp;&quot;|&quot;&amp;[.C3]&amp;&quot;|&quot;&amp;[.D3]&amp;&quot;|&quot;&amp;[.E3]&amp;&quot;|&quot;&amp;[.F3]&amp;&quot;|&quot;&amp;[.G3]&amp;&quot;|&quot;&amp;[.H3]&amp;&quot;|&quot;&amp;[.I3]&amp;&quot;|&quot;&amp;[.J3]&amp;&quot;|&quot;&amp;[.K3]&amp;&quot;|&quot;&amp;[.L3]&amp;&quot;|&quot;&amp;[.M3]&amp;&quot;|&quot;&amp;[.N3]&amp;&quot;|&quot;&amp;[.O3]&amp;&quot;|&quot;&amp;[.P3]" office:value-type="string" office:string-value="Zamestnanec|11|1|'Pavel'|'Vařacha'|'605605605'|'777777777'|'varacha@utb.cz'|'varacha@neutb.cz'|False|1|0|0||" calcext:value-type="string">
            <text:p>Zamestnanec|11|1|'Pavel'|'Vařacha'|'605605605'|'777777777'|'varacha@utb.cz'|'varacha@neutb.cz'|False|1|0|0||</text:p>
          </table:table-cell>
          <table:table-cell office:value-type="string" calcext:value-type="string">
            <text:p>Zamestnane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Pavel'</text:p>
          </table:table-cell>
          <table:table-cell office:value-type="string" calcext:value-type="string">
            <text:p>'Vařacha'</text:p>
          </table:table-cell>
          <table:table-cell office:value-type="string" calcext:value-type="string">
            <text:p>'605605605'</text:p>
          </table:table-cell>
          <table:table-cell office:value-type="string" calcext:value-type="string">
            <text:p>'777777777'</text:p>
          </table:table-cell>
          <table:table-cell office:value-type="string" calcext:value-type="string">
            <text:p>'varacha@utb.cz'</text:p>
          </table:table-cell>
          <table:table-cell office:value-type="string" calcext:value-type="string">
            <text:p>'varacha@neutb.cz'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]&amp;&quot;|&quot;&amp;[.C4]&amp;&quot;|&quot;&amp;[.D4]&amp;&quot;|&quot;&amp;[.E4]&amp;&quot;|&quot;&amp;[.F4]&amp;&quot;|&quot;&amp;[.G4]&amp;&quot;|&quot;&amp;[.H4]&amp;&quot;|&quot;&amp;[.I4]&amp;&quot;|&quot;&amp;[.J4]&amp;&quot;|&quot;&amp;[.K4]&amp;&quot;|&quot;&amp;[.L4]&amp;&quot;|&quot;&amp;[.M4]&amp;&quot;|&quot;&amp;[.N4]&amp;&quot;|&quot;&amp;[.O4]&amp;&quot;|&quot;&amp;[.P4]" office:value-type="string" office:string-value="StudijniSkupina|7|1|'K4KYB '|'Kybernetická bezpečnost'|'kombinované'|1|'LS'|20||||||" calcext:value-type="string">
            <text:p>StudijniSkupina|7|1|'K4KYB '|'Kybernetická bezpečnost'|'kombinované'|1|'LS'|20||||||</text:p>
          </table:table-cell>
          <table:table-cell office:value-type="string" calcext:value-type="string">
            <text:p>StudijniSkupin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'K4KYB '</text:p>
          </table:table-cell>
          <table:table-cell office:value-type="string" calcext:value-type="string">
            <text:p>'Kybernetická bezpečnost'</text:p>
          </table:table-cell>
          <table:table-cell office:value-type="string" calcext:value-type="string">
            <text:p>'kombinované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LS'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[.B5]&amp;&quot;|&quot;&amp;[.C5]&amp;&quot;|&quot;&amp;[.D5]&amp;&quot;|&quot;&amp;[.E5]&amp;&quot;|&quot;&amp;[.F5]&amp;&quot;|&quot;&amp;[.G5]&amp;&quot;|&quot;&amp;[.H5]&amp;&quot;|&quot;&amp;[.I5]&amp;&quot;|&quot;&amp;[.J5]&amp;&quot;|&quot;&amp;[.K5]&amp;&quot;|&quot;&amp;[.L5]&amp;&quot;|&quot;&amp;[.M5]&amp;&quot;|&quot;&amp;[.N5]&amp;&quot;|&quot;&amp;[.O5]&amp;&quot;|&quot;&amp;[.P5]" office:value-type="string" office:string-value="PracovniStitek|10|1|'AK8PO - test'|1|1|'kombinované'|20|15|14|'český'|0|||" calcext:value-type="string">
            <text:p>PracovniStitek|10|1|'AK8PO - test'|1|1|'kombinované'|20|15|14|'český'|0|||</text:p>
          </table:table-cell>
          <table:table-cell office:value-type="string" calcext:value-type="string">
            <text:p>PracovniStite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AK8PO - test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kombinované'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'český'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atributy.A1:atributy.K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 style:data-style-name="N2" text:time-value="09:17:37.7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6T18:00:07.644000000</meta:creation-date>
    <dc:date>2021-03-27T14:25:29.776000000</dc:date>
    <meta:editing-duration>PT5M3S</meta:editing-duration>
    <meta:editing-cycles>3</meta:editing-cycles>
    <meta:generator>LibreOffice/7.1.1.2$Windows_X86_64 LibreOffice_project/fe0b08f4af1bacafe4c7ecc87ce55bb426164676</meta:generator>
    <meta:document-statistic meta:table-count="3" meta:cell-count="399" meta:object-count="0"/>
  </office:meta>
</office:document-meta>
</file>